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2"/>
    <style:style style:name="ce2" style:family="table-cell" style:parent-style-name="Default" style:data-style-name="N11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1.005cm" svg:y="0.552cm">
            <draw:object draw:notify-on-update-of-ranges="Planilha1.A2:Planilha1.A21 Planilha1.B1:Planilha1.B1 Planilha1.B2:Planilha1.B21 Planilha1.A2:Planilha1.A21 Planilha1.C1:Planilha1.C1 Planilha1.C2:Planilha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Encontrado</text:p>
          </table:table-cell>
          <table:table-cell table:style-name="Default" office:value-type="string" calcext:value-type="string">
            <text:p>Esperado</text:p>
          </table:table-cell>
          <table:table-cell table:style-name="Default" office:value-type="string" calcext:value-type="string">
            <text:p>Er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877" calcext:value-type="float">
            <text:p>0,999877</text:p>
          </table:table-cell>
          <table:table-cell office:value-type="float" office:value="0.999877" calcext:value-type="float">
            <text:p>0,999877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027" calcext:value-type="float">
            <text:p>0,998027</text:p>
          </table:table-cell>
          <table:table-cell office:value-type="float" office:value="0.998027" calcext:value-type="float">
            <text:p>0,998027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0024" calcext:value-type="float">
            <text:p>0,990024</text:p>
          </table:table-cell>
          <table:table-cell office:value-type="float" office:value="0.990024" calcext:value-type="float">
            <text:p>0,990024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8583" calcext:value-type="float">
            <text:p>0,968583</text:p>
          </table:table-cell>
          <table:table-cell office:value-type="float" office:value="0.968583" calcext:value-type="float">
            <text:p>0,968583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3879" calcext:value-type="float">
            <text:p>0,923879</text:p>
          </table:table-cell>
          <table:table-cell office:value-type="float" office:value="0.92388" calcext:value-type="float">
            <text:p>0,923880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4328" calcext:value-type="float">
            <text:p>0,844328</text:p>
          </table:table-cell>
          <table:table-cell office:value-type="float" office:value="0.844328" calcext:value-type="float">
            <text:p>0,844328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8126" calcext:value-type="float">
            <text:p>0,718126</text:p>
          </table:table-cell>
          <table:table-cell office:value-type="float" office:value="0.718126" calcext:value-type="float">
            <text:p>0,718126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5827" calcext:value-type="float">
            <text:p>0,535827</text:p>
          </table:table-cell>
          <table:table-cell office:value-type="float" office:value="0.535827" calcext:value-type="float">
            <text:p>0,535827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404" calcext:value-type="float">
            <text:p>0,294040</text:p>
          </table:table-cell>
          <table:table-cell office:value-type="float" office:value="0.29404" calcext:value-type="float">
            <text:p>0,294040</text:p>
          </table:table-cell>
          <table:table-cell office:value-type="string" calcext:value-type="string">
            <text:p>2,98023e-008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0000372529" calcext:value-type="float">
            <text:p>0,000000</text:p>
          </table:table-cell>
          <table:table-cell office:value-type="float" office:value="6.12303E-017" calcext:value-type="float">
            <text:p>0,000000</text:p>
          </table:table-cell>
          <table:table-cell office:value-type="string" calcext:value-type="string">
            <text:p>3,72529e-009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23917" calcext:value-type="float">
            <text:p>-0,323917</text:p>
          </table:table-cell>
          <table:table-cell office:value-type="float" office:value="-0.323917" calcext:value-type="float">
            <text:p>-0,323917</text:p>
          </table:table-cell>
          <table:table-cell office:value-type="string" calcext:value-type="string">
            <text:p>2,98023e-008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883766" calcext:value-type="float">
            <text:p>-0,883766</text:p>
          </table:table-cell>
          <table:table-cell office:value-type="float" office:value="-0.883766" calcext:value-type="float">
            <text:p>-0,883766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998027" calcext:value-type="float">
            <text:p>-0,998027</text:p>
          </table:table-cell>
          <table:table-cell office:value-type="float" office:value="-0.998027" calcext:value-type="float">
            <text:p>-0,998027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92388" calcext:value-type="float">
            <text:p>-0,923880</text:p>
          </table:table-cell>
          <table:table-cell office:value-type="float" office:value="-0.92388" calcext:value-type="float">
            <text:p>-0,923880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-0.637424" calcext:value-type="float">
            <text:p>-0,637424</text:p>
          </table:table-cell>
          <table:table-cell office:value-type="string" calcext:value-type="string">
            <text:p>5,96046e-008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71929" calcext:value-type="float">
            <text:p>-0,171929</text:p>
          </table:table-cell>
          <table:table-cell office:value-type="float" office:value="-0.171929" calcext:value-type="float">
            <text:p>-0,171929</text:p>
          </table:table-cell>
          <table:table-cell office:value-type="string" calcext:value-type="string">
            <text:p>1,49012e-008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68125" calcext:value-type="float">
            <text:p>0,368125</text:p>
          </table:table-cell>
          <table:table-cell office:value-type="float" office:value="0.368125" calcext:value-type="float">
            <text:p>0,368125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815" calcext:value-type="float">
            <text:p>0,818150</text:p>
          </table:table-cell>
          <table:table-cell office:value-type="float" office:value="0.81815" calcext:value-type="float">
            <text:p>0,818150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,000000</text:p>
          </table:table-cell>
          <table:table-cell office:value-type="float" office:value="1" calcext:value-type="float">
            <text:p>1,000000</text:p>
          </table:table-cell>
          <table:table-cell office:value-type="float" office:value="0" calcext:value-type="float">
            <text:p>0,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9:07:47.86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7:12:16.231000000</meta:creation-date>
    <dc:date>2022-05-01T19:18:02.814000000</dc:date>
    <meta:editing-duration>PT8M18S</meta:editing-duration>
    <meta:editing-cycles>2</meta:editing-cycles>
    <meta:generator>LibreOffice/7.2.0.4$Windows_X86_64 LibreOffice_project/9a9c6381e3f7a62afc1329bd359cc48accb6435b</meta:generator>
    <meta:document-statistic meta:table-count="1" meta:cell-count="8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" chart:origin="0" chart:interval-major="5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Planilha1.A2:Planilha1.C21 Planilha1.B1:Planilha1.C1" chart:data-source-has-labels="row" svg:x="0.32cm" svg:y="0.18cm" svg:width="12.27cm" svg:height="8.64cm">
          <chart:coordinate-region svg:x="1.338cm" svg:y="0.379cm" svg:width="11.2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1" chart:label-cell-address="Planilha1.B1:Planilha1.B1" chart:class="chart:scatter">
            <chart:domain table:cell-range-address="Planilha1.A2:Planilha1.A21"/>
            <chart:data-point chart:repeated="20"/>
          </chart:series>
          <chart:series chart:style-name="ch8" chart:values-cell-range-address="Planilha1.C2:Planilha1.C21" chart:label-cell-address="Planilha1.C1:Planilha1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ncontrado</text:p>
                <draw:g>
                  <svg:desc>Planilha1.B1:Planilha1.B1</svg:desc>
                </draw:g>
              </table:table-cell>
              <table:table-cell office:value-type="string">
                <text:p>Esperado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21</svg:desc>
                </draw:g>
              </table:table-cell>
              <table:table-cell office:value-type="float" office:value="0.999877">
                <text:p>0.999877</text:p>
                <draw:g>
                  <svg:desc>Planilha1.B2:Planilha1.B21</svg:desc>
                </draw:g>
              </table:table-cell>
              <table:table-cell office:value-type="float" office:value="0.999877">
                <text:p>0.999877</text:p>
                <draw:g>
                  <svg:desc>Planilha1.C2:Planilh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8027">
                <text:p>0.998027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0024">
                <text:p>0.990024</text:p>
              </table:table-cell>
              <table:table-cell office:value-type="float" office:value="0.990024">
                <text:p>0.99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8583">
                <text:p>0.968583</text:p>
              </table:table-cell>
              <table:table-cell office:value-type="float" office:value="0.968583">
                <text:p>0.968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3879">
                <text:p>0.923879</text:p>
              </table:table-cell>
              <table:table-cell office:value-type="float" office:value="0.92388">
                <text:p>0.9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4328">
                <text:p>0.844328</text:p>
              </table:table-cell>
              <table:table-cell office:value-type="float" office:value="0.844328">
                <text:p>0.8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8126">
                <text:p>0.718126</text:p>
              </table:table-cell>
              <table:table-cell office:value-type="float" office:value="0.718126">
                <text:p>0.718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5827">
                <text:p>0.535827</text:p>
              </table:table-cell>
              <table:table-cell office:value-type="float" office:value="0.535827">
                <text:p>0.535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9404">
                <text:p>0.29404</text:p>
              </table:table-cell>
              <table:table-cell office:value-type="float" office:value="0.29404">
                <text:p>0.29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000000372529">
                <text:p>-0.00000000372529</text:p>
              </table:table-cell>
              <table:table-cell office:value-type="float" office:value="6.12303E-017">
                <text:p>6.12303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323917">
                <text:p>-0.323917</text:p>
              </table:table-cell>
              <table:table-cell office:value-type="float" office:value="-0.323917">
                <text:p>-0.32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883766">
                <text:p>-0.883766</text:p>
              </table:table-cell>
              <table:table-cell office:value-type="float" office:value="-0.883766">
                <text:p>-0.883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998027">
                <text:p>-0.998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92388">
                <text:p>-0.92388</text:p>
              </table:table-cell>
              <table:table-cell office:value-type="float" office:value="-0.92388">
                <text:p>-0.92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171929">
                <text:p>-0.171929</text:p>
              </table:table-cell>
              <table:table-cell office:value-type="float" office:value="-0.171929">
                <text:p>-0.171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68125">
                <text:p>0.3681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815">
                <text:p>0.81815</text:p>
              </table:table-cell>
              <table:table-cell office:value-type="float" office:value="0.81815">
                <text:p>0.81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